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Servlet.doGet( HttpServletRequest req , HttpServletResponse res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moServlet.setStorage( Map stor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